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idnight" draw:gradient-step-count="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title" style:list-style-name="L1">
      <style:graphic-properties fo:min-height="5.079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style:paragraph-properties fo:margin-top="0.62cm" fo:margin-bottom="0.55cm" fo:line-height="150%"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top="0.62cm" fo:margin-bottom="0.55cm" fo:line-height="150%"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margin-top="0.42cm" fo:margin-bottom="0.35cm"/>
      <style:text-properties fo:font-size="14pt" style:font-size-asian="14pt" style:font-size-complex="14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margin-top="0.42cm" fo:margin-bottom="0.35cm"/>
      <style:text-properties fo:font-size="24pt" style:font-size-asian="24pt" style:font-size-complex="24pt"/>
    </style:style>
    <style:style style:name="P9" style:family="paragraph">
      <style:paragraph-properties fo:margin-top="0.42cm" fo:margin-bottom="0.35cm" fo:text-align="start"/>
      <style:text-properties fo:font-size="14pt" style:font-size-asian="14pt" style:font-size-complex="14pt"/>
    </style:style>
    <style:style style:name="P10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2.629cm" svg:x="1.47cm" svg:y="1.269cm" presentation:class="title" presentation:user-transformed="true">
          <draw:text-box>
            <text:p text:style-name="P1"><text:span text:style-name="T1">Supervised Reinforcement Learning with Recurrent Neural Network for Dynamic Treatment Recommendation </text:span></text:p>
          </draw:text-box>
        </draw:frame>
        <draw:frame presentation:style-name="pr2" draw:text-style-name="P3" draw:layer="layout" svg:width="25.191cm" svg:height="5.079cm" svg:x="1.269cm" svg:y="4.444cm" presentation:class="title" presentation:user-transformed="true">
          <draw:text-box>
            <text:p text:style-name="P2"><text:span text:style-name="T2">BD4H Final Project Reproducibility Study</text:span><text:span text:style-name="T2"><text:line-break/></text:span><text:span text:style-name="T2">Original Paper: Wang et al., KDD 2018 </text:span><text:span text:style-name="T2"><text:line-break/></text:span><text:span text:style-name="T2"> Zachary Hicks and Joseph Lee - </text:span><text:span text:style-name="T2"><text:line-break/></text:span><text:span text:style-name="T2">GitHub Repository: https://github.com/zachhicks27/projectDraft.git </text:span><text:span text:style-name="T2"><text:line-break/></text:span><text:span text:style-name="T2">2 <text:s/>December 2024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Click to add Notes</text:p>
            </draw:text-box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5" draw:layer="layout" svg:width="25.191cm" svg:height="2.629cm" svg:x="1.399cm" svg:y="0.627cm" presentation:class="title">
          <draw:text-box>
            <text:p text:style-name="P5"><text:span text:style-name="T1">Introduction &amp; Paper Overview</text:span></text:p>
          </draw:text-box>
        </draw:frame>
        <draw:frame presentation:style-name="pr5" draw:text-style-name="P7" draw:layer="layout" svg:width="25.191cm" svg:height="9.133cm" svg:x="1.399cm" svg:y="3.684cm" presentation:class="outline">
          <draw:text-box>
            <text:list text:style-name="L3">
              <text:list-item>
                <text:p text:style-name="P6"><text:span text:style-name="T3">Dynamic treatment recommendation using electronic health records (EHRs)</text:span></text:p>
                <text:list>
                  <text:list-item>
                    <text:p><text:span text:style-name="T3">Need to balance between doctor decisions and patient outcomes </text:span></text:p>
                  </text:list-item>
                </text:list>
              </text:list-item>
              <text:list-item>
                <text:p text:style-name="P6"><text:span text:style-name="T3">Original Paper's Core Contributions: </text:span></text:p>
                <text:list>
                  <text:list-item>
                    <text:p text:style-name="P7"><text:span text:style-name="T3">1. Combined supervised and reinforcement learning signals </text:span></text:p>
                  </text:list-item>
                  <text:list-item>
                    <text:p text:style-name="P7"><text:span text:style-name="T3">2. Off-policy actor-critic framework for medication recommendation </text:span></text:p>
                  </text:list-item>
                  <text:list-item>
                    <text:p text:style-name="P7"><text:span text:style-name="T3">3. RNN architecture for temporal dependencies </text:span></text:p>
                  </text:list-item>
                  <text:list-item>
                    <text:p text:style-name="P7"><text:span text:style-name="T3">4. Demonstrated 4.4% reduction in mortality </text:span></text:p>
                  </text:list-item>
                </text:list>
              </text:list-item>
              <text:list-item>
                <text:p text:style-name="P6"><text:span text:style-name="T3">Innovation: </text:span></text:p>
                <text:list>
                  <text:list-item>
                    <text:p text:style-name="P7"><text:span text:style-name="T3">First to combine indicator signal (SL) and evaluation signal (RL) </text:span></text:p>
                  </text:list-item>
                  <text:list-item>
                    <text:p text:style-name="P7"><text:span text:style-name="T3">Handles complex relationships between medications, diseases, and patient characteristic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Click to add Notes</text:p>
            </draw:text-box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8" draw:layer="layout" svg:width="25.191cm" svg:height="2.629cm" svg:x="1.399cm" svg:y="0.627cm" presentation:class="title">
          <draw:text-box>
            <text:p text:style-name="P8"><text:span text:style-name="T1">Technical Architecture </text:span></text:p>
          </draw:text-box>
        </draw:frame>
        <draw:frame presentation:style-name="pr5" draw:text-style-name="P7" draw:layer="layout" svg:width="25.191cm" svg:height="11.038cm" svg:x="1.47cm" svg:y="3.565cm" presentation:class="outline" presentation:user-transformed="true">
          <draw:text-box>
            <text:list text:style-name="L3">
              <text:list-item>
                <text:p text:style-name="P6"><text:span text:style-name="T3">Network Components: </text:span></text:p>
                <text:list>
                  <text:list-item>
                    <text:p><text:span text:style-name="T3">1. Actor Network: </text:span></text:p>
                    <text:list>
                      <text:list-item>
                        <text:p><text:span text:style-name="T3">Processes patient data through bidirectional sequences</text:span></text:p>
                      </text:list-item>
                      <text:list-item>
                        <text:p><text:span text:style-name="T3">Handles variable-length time series data</text:span></text:p>
                      </text:list-item>
                      <text:list-item>
                        <text:p><text:span text:style-name="T3">Uses LSTM architecture for temporal understanding</text:span></text:p>
                      </text:list-item>
                      <text:list-item>
                        <text:p><text:span text:style-name="T3">Produces medication recommendations</text:span></text:p>
                      </text:list-item>
                    </text:list>
                  </text:list-item>
                  <text:list-item>
                    <text:p><text:span text:style-name="T3">2. Critic Network: </text:span></text:p>
                    <text:list>
                      <text:list-item>
                        <text:p><text:span text:style-name="T3">Evaluates action quality</text:span></text:p>
                      </text:list-item>
                      <text:list-item>
                        <text:p><text:span text:style-name="T3">Shares architecture with actor for state processing</text:span></text:p>
                      </text:list-item>
                      <text:list-item>
                        <text:p><text:span text:style-name="T3">Additional action processing branch </text:span></text:p>
                      </text:list-item>
                    </text:list>
                  </text:list-item>
                  <text:list-item>
                    <text:p><text:span text:style-name="T3">3. Attention Mechanisms: </text:span></text:p>
                    <text:list>
                      <text:list-item>
                        <text:p><text:span text:style-name="T3">Separate attention for labs and diseases </text:span></text:p>
                      </text:list-item>
                      <text:list-item>
                        <text:p><text:span text:style-name="T3">Proper sequence masking </text:span></text:p>
                      </text:list-item>
                      <text:list-item>
                        <text:p><text:span text:style-name="T3">Bidirectional processing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Click to add Notes</text:p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8" draw:layer="layout" svg:width="25.191cm" svg:height="2.629cm" svg:x="1.399cm" svg:y="0.627cm" presentation:class="title">
          <draw:text-box>
            <text:p text:style-name="P8"><text:span text:style-name="T1">Data Processing Pipeline </text:span></text:p>
          </draw:text-box>
        </draw:frame>
        <draw:frame presentation:style-name="pr5" draw:text-style-name="P7" draw:layer="layout" svg:width="25.191cm" svg:height="10.278cm" svg:x="1.269cm" svg:y="3.055cm" presentation:class="outline" presentation:user-transformed="true">
          <draw:text-box>
            <text:list text:style-name="L3">
              <text:list-item>
                <text:p text:style-name="P6"><text:span text:style-name="T3">MIMIC-III Dataset Processing: </text:span></text:p>
                <text:list>
                  <text:list-header>
                    <text:p text:style-name="P7"><text:span text:style-name="T3">1. Core Tables: </text:span></text:p>
                    <text:list>
                      <text:list-item>
                        <text:p text:style-name="P7"><text:span text:style-name="T3">PRESCRIPTIONS.csv </text:span></text:p>
                      </text:list-item>
                      <text:list-item>
                        <text:p text:style-name="P7"><text:span text:style-name="T3">DIAGNOSES_ICD.csv </text:span></text:p>
                      </text:list-item>
                      <text:list-item>
                        <text:p text:style-name="P7"><text:span text:style-name="T3">CHARTEVENTS.csv </text:span></text:p>
                      </text:list-item>
                      <text:list-item>
                        <text:p text:style-name="P7"><text:span text:style-name="T3">PATIENTS.csv </text:span></text:p>
                      </text:list-item>
                    </text:list>
                    <text:p text:style-name="P7"><text:span text:style-name="T3">2. Preprocessing Steps: </text:span></text:p>
                    <text:list>
                      <text:list-item>
                        <text:p text:style-name="P7"><text:span text:style-name="T3">ATC medication mapping </text:span></text:p>
                      </text:list-item>
                      <text:list-item>
                        <text:p text:style-name="P7"><text:span text:style-name="T3">ICD-9 code standardization </text:span></text:p>
                      </text:list-item>
                      <text:list-item>
                        <text:p text:style-name="P7"><text:span text:style-name="T3">Time series resampling (24h units) </text:span></text:p>
                      </text:list-item>
                      <text:list-item>
                        <text:p text:style-name="P7"><text:span text:style-name="T3">Missing value imputation </text:span></text:p>
                      </text:list-item>
                    </text:list>
                    <text:p text:style-name="P7"><text:span text:style-name="T3">Key Statistics: </text:span></text:p>
                    <text:list>
                      <text:list-item>
                        <text:p text:style-name="P7"><text:span text:style-name="T3">Processed 1,000 most frequent medications </text:span></text:p>
                      </text:list-item>
                      <text:list-item>
                        <text:p text:style-name="P7"><text:span text:style-name="T3">Covered 95.3% of diagnosis records </text:span></text:p>
                      </text:list-item>
                      <text:list-item>
                        <text:p text:style-name="P7"><text:span text:style-name="T3">Standardized 9 vital signs </text:span></text:p>
                      </text:list-item>
                      <text:list-item>
                        <text:p text:style-name="P7"><text:span text:style-name="T3">KNN imputation for missing values </text:span>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Click to add Notes</text:p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8" draw:layer="layout" svg:width="25.191cm" svg:height="2.629cm" svg:x="1.399cm" svg:y="0.627cm" presentation:class="title">
          <draw:text-box>
            <text:p text:style-name="P8"><text:span text:style-name="T1">Implementation Details </text:span></text:p>
          </draw:text-box>
        </draw:frame>
        <draw:frame presentation:style-name="pr5" draw:text-style-name="P7" draw:layer="layout" svg:width="25.191cm" svg:height="10.919cm" svg:x="1.399cm" svg:y="3.684cm" presentation:class="outline" presentation:user-transformed="true">
          <draw:text-box>
            <text:list text:style-name="L3">
              <text:list-header>
                <text:p text:style-name="P9"><text:span text:style-name="T3">Core Components:</text:span></text:p>
                <text:list>
                  <text:list-item>
                    <text:p text:style-name="P10"><text:span text:style-name="T3">Data Processing: </text:span></text:p>
                    <text:list>
                      <text:list-item>
                        <text:p text:style-name="P10"><text:span text:style-name="T3">Processes vital signs including: • Systolic blood pressure • Diastolic blood pressure • Oxygen levels • Other key physiological parameters</text:span></text:p>
                      </text:list-item>
                      <text:list-item>
                        <text:p text:style-name="P10"><text:span text:style-name="T3">Standardizes measurements</text:span></text:p>
                      </text:list-item>
                      <text:list-item>
                        <text:p text:style-name="P10"><text:span text:style-name="T3">Handles missing data</text:span></text:p>
                      </text:list-item>
                    </text:list>
                  </text:list-item>
                  <text:list-item>
                    <text:p text:style-name="P10"><text:span text:style-name="T3">Training Configuration: </text:span></text:p>
                    <text:list>
                      <text:list-item>
                        <text:p text:style-name="P10"><text:span text:style-name="T3">Uses moderate batch size for stability</text:span></text:p>
                      </text:list-item>
                      <text:list-item>
                        <text:p text:style-name="P10"><text:span text:style-name="T3">High discount factor for future rewards</text:span></text:p>
                      </text:list-item>
                      <text:list-item>
                        <text:p text:style-name="P10"><text:span text:style-name="T3">Balanced learning rates for actor and critic</text:span></text:p>
                      </text:list-item>
                      <text:list-item>
                        <text:p text:style-name="P10"><text:span text:style-name="T3">Equal weighting between SL and RL components</text:span></text:p>
                      </text:list-item>
                      <text:list-item>
                        <text:p text:style-name="P10"><text:span text:style-name="T3">Regular network updates</text:span></text:p>
                      </text:list-item>
                    </text:list>
                  </text:list-item>
                  <text:list-item>
                    <text:p text:style-name="P10"><text:span text:style-name="T3">Attention Mechanism: </text:span></text:p>
                    <text:list>
                      <text:list-item>
                        <text:p text:style-name="P10"><text:span text:style-name="T3">Masked attention for variable sequences</text:span></text:p>
                      </text:list-item>
                      <text:list-item>
                        <text:p text:style-name="P10"><text:span text:style-name="T3">Separate attention for different input types</text:span></text:p>
                      </text:list-item>
                      <text:list-item>
                        <text:p text:style-name="P10"><text:span text:style-name="T3">Temperature scaling for better gradients</text:span></text:p>
                      </text:list-item>
                      <text:list-item>
                        <text:p text:style-name="P10"><text:span text:style-name="T3">Enhanced focus on relevant features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Click to add Notes</text:p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8" draw:layer="layout" svg:width="25.191cm" svg:height="2.629cm" svg:x="1.399cm" svg:y="0.627cm" presentation:class="title">
          <draw:text-box>
            <text:p text:style-name="P8"><text:span text:style-name="T1">Training Process </text:span></text:p>
          </draw:text-box>
        </draw:frame>
        <draw:frame presentation:style-name="pr5" draw:text-style-name="P7" draw:layer="layout" svg:width="25.191cm" svg:height="10.919cm" svg:x="1.47cm" svg:y="3.684cm" presentation:class="outline" presentation:user-transformed="true">
          <draw:text-box>
            <text:list text:style-name="L3">
              <text:list-item>
                <text:p text:style-name="P6"><text:span text:style-name="T3">Training Procedure: </text:span></text:p>
                <text:list>
                  <text:list-header>
                    <text:p text:style-name="P7"><text:span text:style-name="T3">1. Loss Functions: </text:span></text:p>
                    <text:list>
                      <text:list-item>
                        <text:p text:style-name="P7"><text:span text:style-name="T3">- RL Loss: </text:span></text:p>
                      </text:list-item>
                      <text:list-item>
                        <text:p text:style-name="P7"><text:span text:style-name="T3">-Q-values.mean() </text:span></text:p>
                      </text:list-item>
                      <text:list-item>
                        <text:p text:style-name="P7"><text:span text:style-name="T3">- SL Loss: Binary cross-entropy </text:span></text:p>
                      </text:list-item>
                      <text:list-item>
                        <text:p text:style-name="P7"><text:span text:style-name="T3">- Combined: (1-ϵ)RL_loss + ϵSL_loss </text:span></text:p>
                      </text:list-item>
                    </text:list>
                    <text:p text:style-name="P7"><text:span text:style-name="T3">2. Optimization: </text:span></text:p>
                    <text:list>
                      <text:list-item>
                        <text:p><text:span text:style-name="T3"><text:s/></text:span><text:span text:style-name="T3">Adam optimizer </text:span></text:p>
                      </text:list-item>
                      <text:list-item>
                        <text:p><text:span text:style-name="T3">Gradient clipping at 1.0 </text:span></text:p>
                      </text:list-item>
                      <text:list-item>
                        <text:p><text:span text:style-name="T3">Learning rate scheduling </text:span></text:p>
                      </text:list-item>
                      <text:list-item>
                        <text:p><text:span text:style-name="T3">Early stopping on validation metrics </text:span></text:p>
                      </text:list-item>
                    </text:list>
                    <text:p><text:span text:style-name="T3">3. Batch Processing: </text:span></text:p>
                    <text:list>
                      <text:list-item>
                        <text:p><text:span text:style-name="T3"><text:s/></text:span><text:span text:style-name="T3">Batch size: 30 </text:span></text:p>
                      </text:list-item>
                      <text:list-item>
                        <text:p><text:span text:style-name="T3">Sequence padding </text:span></text:p>
                      </text:list-item>
                      <text:list-item>
                        <text:p><text:span text:style-name="T3">Memory optimization </text:span>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Click to add Notes</text:p>
            </draw:text-box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8" draw:layer="layout" svg:width="25.191cm" svg:height="2.629cm" svg:x="1.399cm" svg:y="0.627cm" presentation:class="title">
          <draw:text-box>
            <text:p text:style-name="P8"><text:span text:style-name="T1">Results &amp; Analysis </text:span></text:p>
          </draw:text-box>
        </draw:frame>
        <draw:frame presentation:style-name="pr5" draw:text-style-name="P7" draw:layer="layout" svg:width="25.191cm" svg:height="9.133cm" svg:x="1.399cm" svg:y="3.684cm" presentation:class="outline">
          <draw:text-box>
            <text:list text:style-name="L3">
              <text:list-item>
                <text:p text:style-name="P6"><text:span text:style-name="T3">Quantitative Results: </text:span></text:p>
                <text:list>
                  <text:list-item>
                    <text:p text:style-name="P7"><text:span text:style-name="T3">1. Performance Metrics: </text:span></text:p>
                    <text:list>
                      <text:list-item>
                        <text:p text:style-name="P7"><text:span text:style-name="T3">Precision: 0.962 </text:span></text:p>
                      </text:list-item>
                      <text:list-item>
                        <text:p text:style-name="P7"><text:span text:style-name="T3">Recall: 1.000 </text:span></text:p>
                      </text:list-item>
                      <text:list-item>
                        <text:p text:style-name="P7"><text:span text:style-name="T3">F1 Score: 0.980 </text:span></text:p>
                      </text:list-item>
                    </text:list>
                  </text:list-item>
                  <text:list-item>
                    <text:p text:style-name="P7"><text:span text:style-name="T3">2. Confusion Matrix: </text:span></text:p>
                    <text:list>
                      <text:list-item>
                        <text:p text:style-name="P7"><text:span text:style-name="T3">True Positives: 25 </text:span></text:p>
                      </text:list-item>
                      <text:list-item>
                        <text:p text:style-name="P7"><text:span text:style-name="T3">True Negatives: 1508 </text:span></text:p>
                      </text:list-item>
                      <text:list-item>
                        <text:p text:style-name="P7"><text:span text:style-name="T3">False Positives: 1 </text:span></text:p>
                      </text:list-item>
                      <text:list-item>
                        <text:p text:style-name="P7"><text:span text:style-name="T3">False Negatives: 0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Click to add Notes</text:p>
            </draw:text-box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8" draw:layer="layout" svg:width="25.191cm" svg:height="2.629cm" svg:x="1.399cm" svg:y="0.627cm" presentation:class="title">
          <draw:text-box>
            <text:p text:style-name="P8"><text:span text:style-name="T1">Technical Challenges &amp; Solutions </text:span></text:p>
          </draw:text-box>
        </draw:frame>
        <draw:frame presentation:style-name="pr5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 text:style-name="P1"><text:span text:style-name="T3">1. Memory Management: </text:span></text:p>
                <text:list>
                  <text:list-item>
                    <text:p><text:span text:style-name="T3">Challenge: Large sequence processing </text:span></text:p>
                  </text:list-item>
                  <text:list-item>
                    <text:p><text:span text:style-name="T3">Solution: Efficient batch processing </text:span></text:p>
                  </text:list-item>
                  <text:list-item>
                    <text:p><text:span text:style-name="T3">Implementation: Custom DataLoader with sequence bucketing</text:span></text:p>
                  </text:list-item>
                </text:list>
              </text:list-item>
              <text:list-item>
                <text:p><text:span text:style-name="T3"><text:s/></text:span><text:span text:style-name="T3">2. Training Stability: </text:span></text:p>
                <text:list>
                  <text:list-item>
                    <text:p><text:span text:style-name="T3">Challenge: Balancing RL and SL objectives </text:span></text:p>
                  </text:list-item>
                  <text:list-item>
                    <text:p><text:span text:style-name="T3">Solution: Gradient clipping and epsilon tuning </text:span></text:p>
                  </text:list-item>
                  <text:list-item>
                    <text:p><text:span text:style-name="T3">Implementation: Progressive epsilon scheduling </text:span></text:p>
                  </text:list-item>
                </text:list>
              </text:list-item>
              <text:list-item>
                <text:p><text:span text:style-name="T3">3. Data Processing: </text:span></text:p>
                <text:list>
                  <text:list-item>
                    <text:p><text:span text:style-name="T3">Challenge: Inconsistent drug names </text:span></text:p>
                  </text:list-item>
                  <text:list-item>
                    <text:p><text:span text:style-name="T3">Solution: Robust ATC mapping </text:span></text:p>
                  </text:list-item>
                  <text:list-item>
                    <text:p><text:span text:style-name="T3">Coverage: 85.4% of all medication records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Click to add Notes</text:p>
            </draw:text-box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8" draw:layer="layout" svg:width="25.191cm" svg:height="2.629cm" svg:x="1.399cm" svg:y="0.627cm" presentation:class="title" presentation:user-transformed="true">
          <draw:text-box>
            <text:p text:style-name="P8"><text:span text:style-name="T1">Conclusion &amp; Future Work </text:span></text:p>
          </draw:text-box>
        </draw:frame>
        <draw:frame presentation:style-name="pr5" draw:text-style-name="P6" draw:layer="layout" svg:width="25.191cm" svg:height="9.133cm" svg:x="1.399cm" svg:y="3.684cm" presentation:class="outline" presentation:user-transformed="true">
          <draw:text-box>
            <text:list text:style-name="L3">
              <text:list-item>
                <text:p text:style-name="P6"><text:span text:style-name="T3">Key Achievements: </text:span></text:p>
                <text:list>
                  <text:list-item>
                    <text:p text:style-name="P7"><text:span text:style-name="T3">1. Successfully reproduced core architecture </text:span></text:p>
                  </text:list-item>
                  <text:list-item>
                    <text:p text:style-name="P7"><text:span text:style-name="T3">2. Improved implementation with: </text:span></text:p>
                    <text:list>
                      <text:list-item>
                        <text:p text:style-name="P7"><text:span text:style-name="T3">Modern PyTorch practices </text:span></text:p>
                      </text:list-item>
                      <text:list-item>
                        <text:p text:style-name="P7"><text:span text:style-name="T3">Enhanced attention mechanisms </text:span></text:p>
                      </text:list-item>
                      <text:list-item>
                        <text:p text:style-name="P7"><text:span text:style-name="T3">Robust data processing 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">Future Improvements: </text:span></text:p>
                <text:list>
                  <text:list-item>
                    <text:p text:style-name="P7"><text:span text:style-name="T3">1. Technical Enhancements: </text:span></text:p>
                    <text:list>
                      <text:list-item>
                        <text:p text:style-name="P7"><text:span text:style-name="T3">Transformer architecture </text:span></text:p>
                      </text:list-item>
                      <text:list-item>
                        <text:p text:style-name="P7"><text:span text:style-name="T3">Uncertainty estimation </text:span></text:p>
                      </text:list-item>
                      <text:list-item>
                        <text:p text:style-name="P7"><text:span text:style-name="T3">Multi-task learning </text:span></text:p>
                      </text:list-item>
                    </text:list>
                  </text:list-item>
                  <text:list-item>
                    <text:p text:style-name="P7"><text:span text:style-name="T3">2. Clinical Applications: </text:span></text:p>
                    <text:list>
                      <text:list-item>
                        <text:p text:style-name="P7"><text:span text:style-name="T3">Real-time recommendation system </text:span></text:p>
                      </text:list-item>
                      <text:list-item>
                        <text:p text:style-name="P7"><text:span text:style-name="T3">Integration with EHR systems </text:span></text:p>
                      </text:list-item>
                      <text:list-item>
                        <text:p text:style-name="P7"><text:span text:style-name="T3">Expanded medication coverage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Click to add Notes</text:p>
            </draw:text-box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8" draw:layer="layout" svg:width="25.191cm" svg:height="2.629cm" svg:x="1.399cm" svg:y="0.627cm" presentation:class="title" presentation:user-transformed="true">
          <draw:text-box>
            <text:p text:style-name="P8"><text:span text:style-name="T1">Contact &amp; Resources </text:span></text:p>
          </draw:text-box>
        </draw:frame>
        <draw:frame presentation:style-name="pr5" draw:text-style-name="P7" draw:layer="layout" svg:width="25.191cm" svg:height="9.133cm" svg:x="1.399cm" svg:y="3.684cm" presentation:class="outline">
          <draw:text-box>
            <text:list text:style-name="L3">
              <text:list-item>
                <text:p text:style-name="P6"><text:span text:style-name="T4">GitHub Repository: https://github.com/zachhicks27/projectDraft.git</text:span><text:span text:style-name="T3"> <text:s/></text:span></text:p>
              </text:list-item>
              <text:list-item>
                <text:p text:style-name="P6"><text:span text:style-name="T3">Original Paper and Github Implementation: <text:s/></text:span><text:span text:style-name="T3"><text:a xlink:href="https://doi.org/10.1145/3219819.3219961" xlink:type="simple">https://doi.org/10.1145/3219819.3219961</text:a></text:span><text:span text:style-name="T3"><text:s/>https://github.com/Joywanglulu/SRL_DTR</text:span></text:p>
              </text:list-item>
              <text:list-item>
                <text:p text:style-name="P6"><text:span text:style-name="T3">Contact: </text:span><text:span text:style-name="T3"><text:a xlink:href="mailto:zachhicks27@gatech.edu" xlink:type="simple">zachhicks27@gatech.edu</text:a></text:span><text:span text:style-name="T3"><text:s/>&amp; jtlboca@gatech.edu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Click to add Note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Midnight" draw:style="linear" draw:start-color="#000000" draw:end-color="#2a6099" draw:start-intensity="100%" draw:end-intensity="100%" draw:angle="0deg" draw:border="0%">
      <loext:gradient-stop svg:offset="0" loext:color-type="rgb" loext:color-value="#000000"/>
      <loext:gradient-stop svg:offset="1" loext:color-type="rgb" loext:color-value="#2a6099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loext:theme loext:name="Office">
        <loext:theme-colors loext:name="Breeze">
          <loext:color loext:name="dark1" loext:color="#232629"/>
          <loext:color loext:name="light1" loext:color="#fcfcfc"/>
          <loext:color loext:name="dark2" loext:color="#31363b"/>
          <loext:color loext:name="light2" loext:color="#eff0f1"/>
          <loext:color loext:name="accent1" loext:color="#da4453"/>
          <loext:color loext:name="accent2" loext:color="#f47750"/>
          <loext:color loext:name="accent3" loext:color="#fdbc4b"/>
          <loext:color loext:name="accent4" loext:color="#c9ce3b"/>
          <loext:color loext:name="accent5" loext:color="#1cdc9a"/>
          <loext:color loext:name="accent6" loext:color="#2ecc71"/>
          <loext:color loext:name="hyperlink" loext:color="#1d99f3"/>
          <loext:color loext:name="followed-hyperlink" loext:color="#3daee9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02T05:27:22.626000000</meta:creation-date>
    <dc:date>2024-12-02T06:17:37.461000000</dc:date>
    <meta:editing-duration>PT8M59S</meta:editing-duration>
    <meta:editing-cycles>1</meta:editing-cycles>
    <meta:document-statistic meta:object-count="61"/>
    <meta:generator>LibreOffice/24.2.0.3$Windows_X86_64 LibreOffice_project/da48488a73ddd66ea24cf16bbc4f7b9c08e9bea1</meta:generator>
  </office:meta>
</office:document-meta>
</file>